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90f0"/>
    </style:style>
    <style:style style:name="T1" style:family="text">
      <style:text-properties officeooo:rsid="001490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1"><text:span text:style-name="T1">5)</text:span>A = γactor_id;count(movie_id) -&gt; actors_count(roles)</text:p>
      <text:p text:style-name="Standard"><text:s/>B = σ actors_count &lt; 2 A</text:p>
      <text:p text:style-name="Standard"><text:s/>C = π first_name, last_name, id(actors)</text:p>
      <text:p text:style-name="Standard"><text:s/>D = C ⨝ roles.actor_id = actors.id B</text:p>
      <text:p text:style-name="Standard"><text:s/>π first_name, last_name(D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0:59:48.434390463</meta:creation-date>
    <dc:date>2024-03-14T11:00:02.989781189</dc:date>
    <meta:editing-duration>PT16S</meta:editing-duration>
    <meta:editing-cycles>1</meta:editing-cycles>
    <meta:document-statistic meta:table-count="0" meta:image-count="0" meta:object-count="0" meta:page-count="1" meta:paragraph-count="6" meta:word-count="29" meta:character-count="184" meta:non-whitespace-character-count="155"/>
    <meta:generator>LibreOffice/7.3.7.2$Linux_X86_64 LibreOffice_project/30$Build-2</meta:generator>
  </office:meta>
</office:document-meta>
</file>